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130ce1" officeooo:paragraph-rsid="00130ce1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a963" officeooo:paragraph-rsid="00140375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officeooo:rsid="001198c4" officeooo:paragraph-rsid="001198c4"/>
    </style:style>
    <style:style style:name="P11" style:family="paragraph" style:parent-style-name="Azione_20_sistema">
      <style:text-properties officeooo:rsid="000fe73a" officeooo:paragraph-rsid="000fe73a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130ce1" officeooo:paragraph-rsid="00130ce1"/>
    </style:style>
    <style:style style:name="P13" style:family="paragraph" style:parent-style-name="Standard" style:list-style-name="L1">
      <style:text-properties officeooo:rsid="000e27c0" officeooo:paragraph-rsid="000fd3c5"/>
    </style:style>
    <style:style style:name="P14" style:family="paragraph" style:parent-style-name="Table_20_Contents">
      <style:text-properties officeooo:rsid="000fd3c5" officeooo:paragraph-rsid="00145af3"/>
    </style:style>
    <style:style style:name="P15" style:family="paragraph" style:parent-style-name="Azione_20_attore" style:list-style-name="Numerazione_20_UC">
      <style:text-properties officeooo:rsid="000cf989" officeooo:paragraph-rsid="000fe73a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attore">
      <style:text-properties officeooo:rsid="000fe73a" officeooo:paragraph-rsid="000fe73a"/>
    </style:style>
    <style:style style:name="P18" style:family="paragraph" style:parent-style-name="Azione_20_attore">
      <style:text-properties officeooo:rsid="00130ce1" officeooo:paragraph-rsid="00130ce1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0fe73a" style:font-weight-asian="normal" style:font-weight-complex="normal"/>
    </style:style>
    <style:style style:name="T5" style:family="text">
      <style:text-properties fo:font-weight="normal" officeooo:rsid="00130ce1" style:font-weight-asian="normal" style:font-weight-complex="normal"/>
    </style:style>
    <style:style style:name="T6" style:family="text">
      <style:text-properties fo:font-weight="normal" officeooo:rsid="0013a98f" style:font-weight-asian="normal" style:font-weight-complex="normal"/>
    </style:style>
    <style:style style:name="T7" style:family="text">
      <style:text-properties fo:font-weight="bold" officeooo:rsid="000fe73a" style:font-weight-asian="bold" style:font-weight-complex="bold"/>
    </style:style>
    <style:style style:name="T8" style:family="text">
      <style:text-properties fo:font-weight="bold" officeooo:rsid="00130ce1" style:font-weight-asian="bold" style:font-weight-complex="bold"/>
    </style:style>
    <style:style style:name="T9" style:family="text">
      <style:text-properties fo:font-weight="bold" officeooo:rsid="0013a98f" style:font-weight-asian="bold" style:font-weight-complex="bold"/>
    </style:style>
    <style:style style:name="T10" style:family="text">
      <style:text-properties officeooo:rsid="000db710"/>
    </style:style>
    <style:style style:name="T11" style:family="text">
      <style:text-properties officeooo:rsid="000fe73a"/>
    </style:style>
    <style:style style:name="T12" style:family="text">
      <style:text-properties officeooo:rsid="001198c4"/>
    </style:style>
    <style:style style:name="T13" style:family="text">
      <style:text-properties officeooo:rsid="00130ce1"/>
    </style:style>
    <style:style style:name="T14" style:family="text">
      <style:text-properties officeooo:rsid="00145af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M</text:span>odifica <text:span text:style-name="T13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Responsabile Educativ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659576" text:style-name="Numerazione_20_UC">
              <text:list-item text:start-value="1">
                <text:p text:style-name="P15"><text:span text:style-name="T3">L'utente </text:span><text:span text:style-name="T10"><text:s/>accede alla sezione </text:span><text:span text:style-name="T5">Programmazione Educativa</text:span><text:span text:style-name="T6">(</text:span><text:span text:style-name="T9">include Visualizza Programma Educativo</text:span><text:span text:style-name="T6">)</text:span></text:p>
              </text:list-item>
              <text:list-item>
                <text:p text:style-name="P10">Il sistema mostra all'utente <text:span text:style-name="T13">i</text:span>l <text:span text:style-name="T13">programma educativo in vigore</text:span></text:p>
              </text:list-item>
              <text:list-item>
                <text:p text:style-name="P15"><text:span text:style-name="T11">L'utente </text:span><text:span text:style-name="T5">seleziona il programma educativo da modificare</text:span></text:p>
              </text:list-item>
              <text:list-item>
                <text:p text:style-name="P11">Il sistema mostra i<text:span text:style-name="T13">l programma educativo(</text:span><text:span text:style-name="T8">include Visualizza </text:span><text:span text:style-name="T9">Contenuto </text:span><text:span text:style-name="T8">Programma Educativo</text:span><text:span text:style-name="T5">)</text:span></text:p>
              </text:list-item>
              <text:list-item>
                <text:p text:style-name="P17">L'utent<text:span text:style-name="T13">e sceglie l'operazione Modificare</text:span></text:p>
              </text:list-item>
              <text:list-item>
                <text:p text:style-name="P11">Il sistema m<text:span text:style-name="T13">ostra il form per la modifica del Programma Educativo</text:span></text:p>
              </text:list-item>
              <text:list-item>
                <text:p text:style-name="P18">L'utente apporta le modifiche necessarie</text:p>
                <text:p text:style-name="P12">8.L'utente sottomette il programma educative con le modifiche apportate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e mostra all'utente il </text:span><text:span text:style-name="T13">programma educativo modificato</text:span><text:span text:style-name="T11">(</text:span><text:span text:style-name="T7">include Visualizza </text:span><text:span text:style-name="T8">Programma Educativo</text:span><text:span text:style-name="T7"> </text:span><text:span text:style-name="T4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41667463" text:style-name="L1">
              <text:list-item>
                <text:p text:style-name="P13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4"><text:span text:style-name="T14">L'operazione del salvataggio delle modifiche del programma educativo deve richiedere meno di 4 secondi</text:span></text:p>
          </table:table-cell>
        </table:table-row>
      </table:table>
      <text:p text:style-name="P9"/>
      <text:p text:style-name="P7"><text:span text:style-name="T12">M</text:span>odifica <text:span text:style-name="T13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11</meta:editing-cycles>
    <meta:generator>LibreOffice/3.6$Windows_x86 LibreOffice_project/da8c1e6-fd468f4-454e206-f42a4a9-143cfd</meta:generator>
    <dc:date>2012-10-22T21:55:22.50</dc:date>
    <meta:document-statistic meta:table-count="1" meta:image-count="0" meta:object-count="0" meta:page-count="1" meta:paragraph-count="23" meta:word-count="161" meta:character-count="1192" meta:non-whitespace-character-count="1061"/>
  </office:meta>
</office:document-meta>
</file>